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table:number-columns-repeated="25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h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table:number-columns-repeated="25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table:number-columns-repeated="2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table:number-columns-repeated="253"/>
        </table:table-row>
        <table:table-row table:style-name="ro6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6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1h</text:p>
          </table:table-cell>
          <table:table-cell table:number-columns-repeated="248"/>
        </table:table-row>
        <table:table-row table:style-name="ro6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table:number-columns-repeated="253"/>
        </table:table-row>
        <table:table-row table:style-name="ro6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7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7:08:52.087431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7:09:52.110897102</dc:date>
    <dc:creator>Ynigvi </dc:creator>
    <meta:editing-duration>PT2M54S</meta:editing-duration>
    <meta:editing-cycles>4</meta:editing-cycles>
    <meta:generator>LibreOffice/4.2.7.2$Linux_x86 LibreOffice_project/420m0$Build-2</meta:generator>
    <meta:document-statistic meta:table-count="1" meta:cell-count="116" meta:object-count="0"/>
  </office:meta>
</office:document-meta>
</file>